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2.54cm" loext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Heading_20_1" style:list-style-name="WWNum1">
      <style:paragraph-properties fo:margin-top="0.423cm" fo:margin-bottom="0.212cm" loext:contextual-spacing="false" fo:line-height="100%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2f9c4" officeooo:paragraph-rsid="0012b892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Heading_20_1" style:list-style-name="WWNum1" style:master-page-name="Standard">
      <style:paragraph-properties fo:margin-top="0.423cm" fo:margin-bottom="0.212cm" loext:contextual-spacing="false" fo:line-height="100%" style:page-number="1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ru" fo:country="RU" fo:font-style="normal" style:text-underline-style="none" fo:font-weight="normal" officeooo:rsid="0024d9a5" officeooo:paragraph-rsid="0012b892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language="en" fo:country="US" officeooo:rsid="00146cf7"/>
    </style:style>
    <style:style style:name="T3" style:family="text">
      <style:text-properties officeooo:rsid="00146cf7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59056681008819998" text:style-name="WWNum1">
        <text:list-item>
          <text:p text:style-name="P3"><office:annotation office:name="__Annotation__6_694835054"><dc:creator>&lt;анонимный&gt;</dc:creator><dc:date>2017-12-18T14:07:14</dc:date><text:p text:style-name="P4"><text:span text:style-name="T4">фывфыв</text:span></text:p></office:annotation>Я очень люблю котов.<office:annotation-end office:name="__Annotation__6_694835054"/> Коты — замечательные домашние животные, <text:span text:style-name="T3">кроме того, они отличные друзья.</text:span></text:p>
        </text:list-item>
        <text:list-item>
          <text:p text:style-name="P2">Еще мне нравятся хомяки, <office:annotation><dc:creator>&lt;анонимный&gt;</dc:creator><dc:date>2017-12-18T14:04:12</dc:date><text:p text:style-name="P4"><text:span text:style-name="T4">фыв</text:span></text:p></office:annotation>они забавные и пушисты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2pt" fo:language="en" fo:country="US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2pt" fo:font-style="italic" fo:font-weight="bold" style:font-name-asian="Arial1" style:font-family-asian="Arial" style:font-family-generic-asian="system" style:font-pitch-asian="variable" style:font-size-asian="12pt" style:font-style-asian="italic" style:font-weight-asian="bold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212cm" loext:contextual-spacing="false" fo:line-height="100%" fo:text-indent="0cm" style:auto-text-indent="false" fo:keep-with-next="always"/>
      <style:text-properties style:font-name="Arial" fo:font-family="Arial" style:font-family-generic="roman" style:font-pitch="variable" fo:font-size="10.5pt" fo:font-weight="bold" style:font-name-asian="Arial1" style:font-family-asian="Arial" style:font-family-generic-asian="system" style:font-pitch-asian="variable" style:font-size-asian="10.5pt" style:font-weight-asian="bold" style:font-name-complex="Arial1" style:font-family-complex="Arial" style:font-family-generic-complex="system" style:font-pitch-complex="variable" style:font-size-complex="10.5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2.54cm" loext:contextual-spacing="false" fo:line-height="100%" fo:text-align="center" style:justify-single-word="false" fo:keep-together="auto" fo:orphans="0" fo:widows="0" fo:text-indent="0cm" style:auto-text-indent="false" fo:padding="0cm" fo:border="none" fo:keep-with-next="auto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18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.286cm" fo:margin-left="0cm" fo:margin-right="0cm" fo:margin-top="2.18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pan text:style-name="MT1"> 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_64 LibreOffice_project/89f508ef3ecebd2cfb8e1def0f0ba9a803b88a6d</meta:generator>
    <dc:date>2017-12-18T14:08:54.479000000</dc:date>
    <meta:editing-duration>PT6M32S</meta:editing-duration>
    <meta:editing-cycles>8</meta:editing-cycles>
    <meta:document-statistic meta:table-count="0" meta:image-count="0" meta:object-count="0" meta:page-count="1" meta:paragraph-count="3" meta:word-count="22" meta:character-count="146" meta:non-whitespace-character-count="123"/>
  </office:meta>
</office:document-meta>
</file>